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71c8" officeooo:paragraph-rsid="000271c8" style:language-asian="zh" style:country-asian="CN"/>
    </style:style>
    <style:style style:name="P2" style:family="paragraph" style:parent-style-name="Standard">
      <style:text-properties officeooo:rsid="000271c8" officeooo:paragraph-rsid="000271c8" style:language-asian="zh" style:country-asian="CN"/>
    </style:style>
    <style:style style:name="P3" style:family="paragraph" style:parent-style-name="Standard">
      <style:text-properties officeooo:rsid="000271c8" officeooo:paragraph-rsid="00043356" style:language-asian="zh" style:country-asian="CN"/>
    </style:style>
    <style:style style:name="P4" style:family="paragraph" style:parent-style-name="Standard">
      <style:text-properties officeooo:rsid="00043356" officeooo:paragraph-rsid="00043356" style:language-asian="zh" style:country-asian="CN"/>
    </style:style>
    <style:style style:name="T1" style:family="text">
      <style:text-properties officeooo:rsid="000433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第一种属性赋值封装</text:p>
      <text:p text:style-name="P1">class Student </text:p>
      <text:p text:style-name="P1">{</text:p>
      <text:p text:style-name="P1"><text:tab/>private String name="张三";</text:p>
      <text:p text:style-name="P1"><text:tab/>private String specialty="计算机技术";// 专业</text:p>
      <text:p text:style-name="P1"><text:tab/>private int number=8;</text:p>
      <text:p text:style-name="P1"><text:tab/>public String getName(){</text:p>
      <text:p text:style-name="P1"><text:tab/><text:tab/>return name;</text:p>
      <text:p text:style-name="P1"><text:tab/>}</text:p>
      <text:p text:style-name="P1"><text:tab/>public String getSpecialty(){</text:p>
      <text:p text:style-name="P1"><text:tab/><text:tab/>return specialty;</text:p>
      <text:p text:style-name="P1"><text:tab/>}</text:p>
      <text:p text:style-name="P1"><text:s text:c="4"/>public int getNumber(){</text:p>
      <text:p text:style-name="P1"><text:tab/><text:tab/>return number;</text:p>
      <text:p text:style-name="P1"><text:tab/>}</text:p>
      <text:p text:style-name="P1"><text:s text:c="3"/>public static void grade(){</text:p>
      <text:p text:style-name="P1"><text:tab/> <text:s text:c="2"/>System.out.println("计算机二班");</text:p>
      <text:p text:style-name="P1"><text:tab/>}</text:p>
      <text:p text:style-name="P1">}</text:p>
      <text:p text:style-name="P1">class AStudent</text:p>
      <text:p text:style-name="P1">{</text:p>
      <text:p text:style-name="P1"><text:tab/>public static void main(String[] args){</text:p>
      <text:p text:style-name="P1"><text:s text:c="5"/>Student student=new Student();</text:p>
      <text:p text:style-name="P1"><text:tab/> String name=student.getName();</text:p>
      <text:p text:style-name="P1"><text:tab/> String specialty=student.getSpecialty();</text:p>
      <text:p text:style-name="P1"><text:tab/> int number=student.getNumber();</text:p>
      <text:p text:style-name="P1"><text:tab/> System.out.println("姓名:"+ name);</text:p>
      <text:p text:style-name="P1"><text:tab/> System.out.println("专业:"+specialty);</text:p>
      <text:p text:style-name="P1"><text:tab/> System.out.println("学号:"+number);</text:p>
      <text:p text:style-name="P1"><text:s text:c="4"/>Student.grade();</text:p>
      <text:p text:style-name="P1"><text:tab/>}</text:p>
      <text:p text:style-name="P1">}</text:p>
      <text:p text:style-name="P1">第二种属性不赋值封装</text:p>
      <text:p text:style-name="P1">class Cat</text:p>
      <text:p text:style-name="P1">{</text:p>
      <text:p text:style-name="P1"><text:tab/>private String name;</text:p>
      <text:p text:style-name="P1"><text:s text:c="4"/>private char xinbei;</text:p>
      <text:p text:style-name="P1"><text:tab/>private int age;</text:p>
      <text:p text:style-name="P1"><text:tab/>public void setName(String a){</text:p>
      <text:p text:style-name="P1"><text:tab/><text:tab/>name=a;</text:p>
      <text:p text:style-name="P1"><text:tab/>}</text:p>
      <text:p text:style-name="P1"><text:tab/>public void setXinbei(char g){</text:p>
      <text:p text:style-name="P1"><text:tab/><text:tab/>xinbei=g;</text:p>
      <text:p text:style-name="P1"><text:tab/>}</text:p>
      <text:p text:style-name="P1"><text:tab/>public void setAge(int b){</text:p>
      <text:p text:style-name="P1"><text:tab/><text:tab/>age=b;</text:p>
      <text:p text:style-name="P1"><text:tab/>}</text:p>
      <text:p text:style-name="P1"><text:tab/>public String getName(){</text:p>
      <text:p text:style-name="P1"><text:tab/><text:tab/>return name;</text:p>
      <text:p text:style-name="P1"><text:tab/>}</text:p>
      <text:p text:style-name="P1"><text:tab/>public char getXinbei(){</text:p>
      <text:p text:style-name="P1"><text:tab/><text:tab/>return xinbei;</text:p>
      <text:p text:style-name="P1"><text:soft-page-break/><text:tab/>}-</text:p>
      <text:p text:style-name="P1"><text:tab/>public int getAge(){</text:p>
      <text:p text:style-name="P1"><text:tab/><text:tab/>return age;</text:p>
      <text:p text:style-name="P1"><text:tab/>}</text:p>
      <text:p text:style-name="P1"><text:tab/>public void zhao(){</text:p>
      <text:p text:style-name="P1"><text:tab/><text:tab/>System.out.println("在抓耗子");</text:p>
      <text:p text:style-name="P1"><text:tab/>}public void sui(){</text:p>
      <text:p text:style-name="P1"><text:tab/><text:tab/>System.out.println("在睡觉");</text:p>
      <text:p text:style-name="P1"><text:tab/>}</text:p>
      <text:p text:style-name="P1">}</text:p>
      <text:p text:style-name="P1">class JfCat</text:p>
      <text:p text:style-name="P1">{</text:p>
      <text:p text:style-name="P1"><text:tab/>public static void main(String[] args){</text:p>
      <text:p text:style-name="P1"><text:tab/><text:tab/>Cat cat=new Cat();</text:p>
      <text:p text:style-name="P1"><text:tab/><text:tab/>cat.setName("加菲猫");</text:p>
      <text:p text:style-name="P1"><text:tab/><text:tab/>cat.setXinbei('男');</text:p>
      <text:p text:style-name="P1"><text:tab/><text:tab/>cat.setAge(3);</text:p>
      <text:p text:style-name="P1"><text:tab/><text:tab/>String name=cat.getName();</text:p>
      <text:p text:style-name="P1"><text:tab/><text:tab/>char xinbei=cat.getXinbei();</text:p>
      <text:p text:style-name="P1"><text:tab/><text:tab/>int age=cat.getAge();</text:p>
      <text:p text:style-name="P1"><text:tab/><text:tab/>System.out.println(name);</text:p>
      <text:p text:style-name="P1"><text:tab/><text:tab/>System.out.println(xinbei);</text:p>
      <text:p text:style-name="P1"><text:tab/><text:tab/>System.out.println(age);</text:p>
      <text:p text:style-name="P1"><text:tab/><text:tab/>cat.zhao();</text:p>
      <text:p text:style-name="P1"/>
      <text:p text:style-name="P1"><text:tab/>}</text:p>
      <text:p text:style-name="P1">}</text:p>
      <text:p text:style-name="P1">第三种类的继承封装</text:p>
      <text:p text:style-name="P1">class Student </text:p>
      <text:p text:style-name="P1">{ </text:p>
      <text:p text:style-name="P1"><text:tab/>private String name;</text:p>
      <text:p text:style-name="P1"><text:tab/>private int number;</text:p>
      <text:p text:style-name="P1"><text:tab/>private int age;</text:p>
      <text:p text:style-name="P1"><text:tab/>public void setName(String name){</text:p>
      <text:p text:style-name="P1"><text:tab/><text:tab/>this.name=name;</text:p>
      <text:p text:style-name="P1"><text:tab/>}</text:p>
      <text:p text:style-name="P1"><text:tab/>public void setNumber(int number){</text:p>
      <text:p text:style-name="P1"><text:tab/><text:tab/>this.number=number;</text:p>
      <text:p text:style-name="P1"><text:tab/>}</text:p>
      <text:p text:style-name="P1"><text:tab/>public void setAge(int age){</text:p>
      <text:p text:style-name="P1"><text:tab/><text:tab/>this.age=age;</text:p>
      <text:p text:style-name="P1"><text:tab/>}</text:p>
      <text:p text:style-name="P1"><text:tab/>public String getName(){</text:p>
      <text:p text:style-name="P1"><text:tab/><text:tab/>return name;</text:p>
      <text:p text:style-name="P1"><text:tab/>}</text:p>
      <text:p text:style-name="P1"><text:tab/>public int getNumber(){</text:p>
      <text:p text:style-name="P1"><text:tab/><text:tab/>return number;</text:p>
      <text:p text:style-name="P1"><text:tab/>}</text:p>
      <text:p text:style-name="P1"><text:tab/>public int getAge(){</text:p>
      <text:p text:style-name="P1"><text:tab/><text:tab/>return age;</text:p>
      <text:p text:style-name="P1"><text:tab/>}</text:p>
      <text:p text:style-name="P1"><text:tab/>public void study(){</text:p>
      <text:p text:style-name="P1"><text:soft-page-break/><text:tab/><text:tab/>System.out.println(name+"正在学习");</text:p>
      <text:p text:style-name="P1"><text:tab/>}</text:p>
      <text:p text:style-name="P1">}</text:p>
      <text:p text:style-name="P1">class OneStudent extends Student</text:p>
      <text:p text:style-name="P1">{</text:p>
      <text:p text:style-name="P1"><text:tab/>public void eat(){//封装的继承访问直接打getName（）访问</text:p>
      <text:p text:style-name="P1"><text:tab/><text:tab/>System.out.println(getName()+"正在吃饭 ");</text:p>
      <text:p text:style-name="P1"><text:tab/>}</text:p>
      <text:p text:style-name="P1">}</text:p>
      <text:p text:style-name="P1">class TwoStudent extends Student</text:p>
      <text:p text:style-name="P1">{</text:p>
      <text:p text:style-name="P1"><text:tab/>public void run(){//封装可以直接打getName访问</text:p>
      <text:p text:style-name="P1"><text:tab/><text:tab/>System.out.println(getName()+"正在跑步");</text:p>
      <text:p text:style-name="P1"><text:tab/>}</text:p>
      <text:p text:style-name="P1">}</text:p>
      <text:p text:style-name="P1">class StudentDemo</text:p>
      <text:p text:style-name="P1">{</text:p>
      <text:p text:style-name="P1"><text:tab/>public static void main(String[] args){</text:p>
      <text:p text:style-name="P1"><text:tab/><text:tab/>OneStudent os=new OneStudent();</text:p>
      <text:p text:style-name="P1"><text:tab/><text:tab/>os.setName("小明");</text:p>
      <text:p text:style-name="P1"><text:tab/><text:tab/>os.setNumber(5);</text:p>
      <text:p text:style-name="P1"><text:tab/><text:tab/>os.setAge(18);</text:p>
      <text:p text:style-name="P1"><text:tab/><text:tab/>String name=os.getName();</text:p>
      <text:p text:style-name="P1"><text:tab/><text:tab/>int number=os.getNumber();</text:p>
      <text:p text:style-name="P1"><text:tab/><text:tab/>int age=os.getAge();</text:p>
      <text:p text:style-name="P1"><text:tab/><text:tab/>System.out.println("姓名"+name);</text:p>
      <text:p text:style-name="P1"><text:tab/><text:tab/>System.out.println("学号:"+number);</text:p>
      <text:p text:style-name="P1"><text:tab/><text:tab/>System.out.println("年龄:"+age);</text:p>
      <text:p text:style-name="P1"><text:tab/><text:tab/>os.study();</text:p>
      <text:p text:style-name="P1"><text:tab/><text:tab/>os.eat();</text:p>
      <text:p text:style-name="P1"><text:tab/><text:tab/>TwoStudent ts=new TwoStudent();</text:p>
      <text:p text:style-name="P1"><text:tab/><text:tab/>ts.setName("小红");</text:p>
      <text:p text:style-name="P1"><text:tab/><text:tab/>ts.setNumber(6);</text:p>
      <text:p text:style-name="P1"><text:tab/><text:tab/>ts.setAge(19);//第二的封装的调用取值不能与上面一个重复，需要重新定义</text:p>
      <text:p text:style-name="P1"><text:tab/><text:tab/>String name1=ts.getName();</text:p>
      <text:p text:style-name="P1"><text:tab/><text:tab/>int number1=ts.getNumber();</text:p>
      <text:p text:style-name="P1"><text:tab/><text:tab/>int age1=ts.getAge();</text:p>
      <text:p text:style-name="P1"><text:s text:c="8"/>System.out.println("姓名:"+name1);</text:p>
      <text:p text:style-name="P1"><text:tab/><text:tab/>System.out.println("学号:"+number1);<text:tab/></text:p>
      <text:p text:style-name="P1"><text:tab/><text:tab/>System.out.println("年龄:"+age1);</text:p>
      <text:p text:style-name="P1"><text:tab/><text:tab/>ts.study();</text:p>
      <text:p text:style-name="P1"><text:tab/><text:tab/>ts.run();</text:p>
      <text:p text:style-name="P1"><text:tab/>}</text:p>
      <text:p text:style-name="P1">}</text:p>
      <text:p text:style-name="P4">抽象类中的封装使用案例：</text:p>
      <text:p text:style-name="P4"/>
      <text:p text:style-name="P3"><text:tab/><text:span text:style-name="T1">//抽象类</text:span></text:p>
      <text:p text:style-name="P4">abstract class Prop</text:p>
      <text:p text:style-name="P4">{</text:p>
      <text:p text:style-name="P4"><text:tab/>private String name;</text:p>
      <text:p text:style-name="P4"><text:tab/>private int age;</text:p>
      <text:p text:style-name="P4"><text:tab/>public void setName(String name){</text:p>
      <text:p text:style-name="P4"><text:soft-page-break/><text:tab/><text:tab/>this.name=name;</text:p>
      <text:p text:style-name="P4"><text:tab/>}</text:p>
      <text:p text:style-name="P4"><text:tab/>public void setAge(int age){</text:p>
      <text:p text:style-name="P4"><text:tab/><text:tab/>this.age=age;</text:p>
      <text:p text:style-name="P4"><text:tab/>}</text:p>
      <text:p text:style-name="P4"><text:tab/>public String getName(){</text:p>
      <text:p text:style-name="P4"><text:tab/> return name;</text:p>
      <text:p text:style-name="P4"><text:tab/>}</text:p>
      <text:p text:style-name="P4"><text:tab/>public int getAge(){</text:p>
      <text:p text:style-name="P4"><text:tab/><text:tab/>return age;</text:p>
      <text:p text:style-name="P4"><text:tab/>}</text:p>
      <text:p text:style-name="P4"><text:tab/>//抽象方法*</text:p>
      <text:p text:style-name="P4"><text:tab/>public abstract void drink();</text:p>
      <text:p text:style-name="P4">}</text:p>
      <text:p text:style-name="P4">class Young extends Prop</text:p>
      <text:p text:style-name="P4">{</text:p>
      <text:p text:style-name="P4"><text:tab/>public void drink(){</text:p>
      <text:p text:style-name="P4"><text:tab/><text:tab/>System.out.println(getName()+"正在喝啤酒");</text:p>
      <text:p text:style-name="P4"><text:tab/>}</text:p>
      <text:p text:style-name="P4">}</text:p>
      <text:p text:style-name="P4">class OldMan extends Prop</text:p>
      <text:p text:style-name="P4">{//如果一个子类继承了抽象类就必须实现抽象类的抽象方法</text:p>
      <text:p text:style-name="P4"><text:tab/>public void drink(){</text:p>
      <text:p text:style-name="P4"><text:tab/><text:tab/>System.out.println(getName()+"正在喝红酒");</text:p>
      <text:p text:style-name="P4"><text:tab/>}</text:p>
      <text:p text:style-name="P4">}</text:p>
      <text:p text:style-name="P4">class ManDemo</text:p>
      <text:p text:style-name="P4">{</text:p>
      <text:p text:style-name="P4"><text:tab/>public static void main(String[] args){</text:p>
      <text:p text:style-name="P4"><text:tab/>//抽象类是不可以实例化的</text:p>
      <text:p text:style-name="P4"><text:s text:c="4"/>//Prop p=new Prop();</text:p>
      <text:p text:style-name="P4"><text:tab/>Young y=new Young();</text:p>
      <text:p text:style-name="P4"><text:tab/>y.setName("张三");</text:p>
      <text:p text:style-name="P4"><text:tab/>y.setAge(20);</text:p>
      <text:p text:style-name="P4"><text:tab/>String name=y.getName();</text:p>
      <text:p text:style-name="P4"><text:tab/>int age=y.getAge();</text:p>
      <text:p text:style-name="P4"><text:tab/>System.out.println(name);</text:p>
      <text:p text:style-name="P4"><text:tab/>System.out.println(age);</text:p>
      <text:p text:style-name="P4"><text:tab/>y.drink();</text:p>
      <text:p text:style-name="P4"><text:tab/>OldMan om=new OldMan();</text:p>
      <text:p text:style-name="P4"><text:tab/>om.setName("李四");</text:p>
      <text:p text:style-name="P4"><text:tab/>om.setAge(50);</text:p>
      <text:p text:style-name="P4"><text:tab/>String name1=om.getName();</text:p>
      <text:p text:style-name="P4"><text:tab/>int age1= om.getAge();</text:p>
      <text:p text:style-name="P4"><text:tab/>System.out.println(name1);</text:p>
      <text:p text:style-name="P4"><text:tab/>System.out.println(age1);</text:p>
      <text:p text:style-name="P4"><text:tab/>om.drink();</text:p>
      <text:p text:style-name="P4"><text:tab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6S</meta:editing-duration>
    <meta:editing-cycles>4</meta:editing-cycles>
    <meta:generator>LibreOffice/5.3.0.3$Windows_X86_64 LibreOffice_project/7074905676c47b82bbcfbea1aeefc84afe1c50e1</meta:generator>
    <dc:date>2017-12-03T19:22:54.505000000</dc:date>
    <meta:document-statistic meta:table-count="0" meta:image-count="0" meta:object-count="0" meta:page-count="4" meta:paragraph-count="203" meta:word-count="600" meta:character-count="3620" meta:non-whitespace-character-count="3189"/>
    <meta:user-defined meta:name="Info 1"/>
    <meta:user-defined meta:name="Info 2"/>
    <meta:user-defined meta:name="Info 3"/>
    <meta:user-defined meta:name="Info 4"/>
  </office:meta>
</office:document-meta>
</file>